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1.75mm" svg:y1="13.81mm" svg:x2="21.75mm" svg:y2="31.08mm">
            <text:p/>
          </draw:line>
          <draw:line draw:z-index="1" draw:style-name="gr2" draw:text-style-name="P1" svg:x1="112.33mm" svg:y1="12.82mm" svg:x2="112.33mm" svg:y2="30.09mm">
            <text:p/>
          </draw:line>
          <draw:line draw:z-index="2" draw:style-name="gr3" draw:text-style-name="P1" svg:x1="21.2mm" svg:y1="30.54mm" svg:x2="112.61mm" svg:y2="30.54mm">
            <text:p/>
          </draw:lin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 = 100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pa = 0x01</text:p>
          </table:table-cell>
          <table:covered-table-cell table:style-name="ce2"/>
          <table:covered-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<text:s text:c="2"/>*pa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/00/00</text:date>, <text:time style:data-style-name="N2" text:time-value="12:13:48.21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1T12:25:37.128000000</dc:date>
    <meta:editing-duration>PT11M52S</meta:editing-duration>
    <meta:editing-cycles>6</meta:editing-cycles>
    <meta:generator>LibreOffice/5.1.2.2$Windows_x86 LibreOffice_project/d3bf12ecb743fc0d20e0be0c58ca359301eb705f</meta:generator>
    <meta:document-statistic meta:table-count="3" meta:cell-count="9" meta:object-count="3"/>
  </office:meta>
</office:document-meta>
</file>